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B00000137F865CD7D0D2D8003.png" manifest:media-type="image/png"/>
  <manifest:file-entry manifest:full-path="Pictures/100000010000024B000000FC4796C60A10C7A805.png" manifest:media-type="image/png"/>
  <manifest:file-entry manifest:full-path="Pictures/100000010000024B000000DC4CA0D24F143735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ad3" officeooo:paragraph-rsid="000e8ad3"/>
    </style:style>
    <style:style style:name="P2" style:family="paragraph" style:parent-style-name="Standard">
      <style:text-properties officeooo:rsid="000e8ad3" officeooo:paragraph-rsid="0010320f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normal" officeooo:rsid="000e8ad3" officeooo:paragraph-rsid="000e8ad3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normal" officeooo:rsid="0010320f" officeooo:paragraph-rsid="0010320f" style:font-size-asian="14pt" style:font-weight-asian="normal" style:font-size-complex="16pt" style:font-weight-complex="normal"/>
    </style:style>
    <style:style style:name="P5" style:family="paragraph" style:parent-style-name="Standard">
      <style:text-properties officeooo:rsid="0010320f" officeooo:paragraph-rsid="001032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normal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 text:c="7"/><text:span text:style-name="T3">SQL Assignment 1</text:span></text:p>
      <text:p text:style-name="P1"><text:span text:style-name="T3"/></text:p>
      <text:p text:style-name="P3">Sales People</text:p>
      <text:p text:style-name="P1"><draw:frame draw:style-name="fr1" draw:name="Image1" text:anchor-type="char" svg:x="0.947cm" svg:y="0.014cm" svg:width="15.531cm" svg:height="5.821cm" draw:z-index="0"><draw:image xlink:href="Pictures/100000010000024B000000DC4CA0D24F143735E7.png" xlink:type="simple" xlink:show="embed" xlink:actuate="onLoad" draw:mime-type="image/png"/></draw:frame><text:span text:style-name="T3"/></text:p>
      <text:p text:style-name="P4">Customers</text:p>
      <text:p text:style-name="P2"><draw:frame draw:style-name="fr1" draw:name="Image2" text:anchor-type="char" svg:x="0.736cm" svg:y="0.067cm" svg:width="15.531cm" svg:height="5.927cm" draw:z-index="1"><draw:image xlink:href="Pictures/100000010000024B000000FC4796C60A10C7A805.png" xlink:type="simple" xlink:show="embed" xlink:actuate="onLoad" draw:mime-type="image/png"/></draw:frame><text:span text:style-name="T3"/></text:p>
      <text:p text:style-name="P5"><text:span text:style-name="T4">Ord</text:span><draw:frame draw:style-name="fr1" draw:name="Image3" text:anchor-type="char" svg:x="0.841cm" svg:y="5.994cm" svg:width="14.09cm" svg:height="7.32cm" draw:z-index="2"><draw:image xlink:href="Pictures/100000010000024B00000137F865CD7D0D2D8003.png" xlink:type="simple" xlink:show="embed" xlink:actuate="onLoad" draw:mime-type="image/png"/></draw:frame><text:span text:style-name="T4">er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04:09.038509884</meta:creation-date>
    <dc:date>2023-09-11T16:20:43.587722660</dc:date>
    <meta:editing-duration>PT5M44S</meta:editing-duration>
    <meta:editing-cycles>1</meta:editing-cycles>
    <meta:document-statistic meta:table-count="0" meta:image-count="3" meta:object-count="0" meta:page-count="2" meta:paragraph-count="4" meta:word-count="7" meta:character-count="54" meta:non-whitespace-character-count="40"/>
    <meta:generator>LibreOffice/7.3.7.2$Linux_X86_64 LibreOffice_project/30$Build-2</meta:generator>
  </office:meta>
</office:document-meta>
</file>